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6" draw:id="id6" draw:layer="layout" svg:width="1.524cm" svg:height="0.635cm" svg:x="8.403cm" svg:y="5.926cm">
          <text:p text:style-name="P1"><text:span text:style-name="T1">Location</text:span></text:p>
        </draw:rect>
        <draw:rect draw:style-name="gr1" draw:text-style-name="P2" xml:id="id7" draw:id="id7" draw:layer="layout" svg:width="1.524cm" svg:height="0.635cm" svg:x="6.814cm" svg:y="6.742cm">
          <text:p text:style-name="P1"><text:span text:style-name="T1">Province</text:span></text:p>
        </draw:rect>
        <draw:rect draw:style-name="gr1" draw:text-style-name="P2" xml:id="id3" draw:id="id3" draw:layer="layout" svg:width="1.524cm" svg:height="0.635cm" svg:x="10.092cm" svg:y="6.742cm">
          <text:p text:style-name="P1"><text:span text:style-name="T1">City</text:span></text:p>
        </draw:rect>
        <draw:rect draw:style-name="gr1" draw:text-style-name="P2" xml:id="id1" draw:id="id1" draw:layer="layout" svg:width="2.268cm" svg:height="0.635cm" svg:x="5.401cm" svg:y="7.758cm">
          <text:p text:style-name="P1"><text:span text:style-name="T1">Suburb District</text:span></text:p>
        </draw:rect>
        <draw:rect draw:style-name="gr1" draw:text-style-name="P2" xml:id="id2" draw:id="id2" draw:layer="layout" svg:width="1.225cm" svg:height="0.635cm" svg:x="7.745cm" svg:y="7.758cm">
          <text:p text:style-name="P1"><text:span text:style-name="T1">Town</text:span></text:p>
        </draw:rect>
        <draw:rect draw:style-name="gr1" draw:text-style-name="P2" xml:id="id4" draw:id="id4" draw:layer="layout" svg:width="1.219cm" svg:height="0.635cm" svg:x="9.101cm" svg:y="7.759cm">
          <text:p text:style-name="P1"><text:span text:style-name="T1">District</text:span></text:p>
        </draw:rect>
        <draw:rect draw:style-name="gr1" draw:text-style-name="P2" xml:id="id5" draw:id="id5" draw:layer="layout" svg:width="1.651cm" svg:height="0.635cm" svg:x="10.398cm" svg:y="7.759cm">
          <text:p text:style-name="P1"><text:span text:style-name="T1">Small City</text:span></text:p>
        </draw:rect>
        <draw:connector draw:style-name="gr2" draw:text-style-name="P1" draw:layer="layout" draw:type="line" svg:x1="7.576cm" svg:y1="7.377cm" svg:x2="6.535cm" svg:y2="7.758cm" draw:end-shape="id1" draw:end-glue-point="0" svg:d="M7576 7377l-1041 381">
          <text:p/>
        </draw:connector>
        <draw:connector draw:style-name="gr2" draw:text-style-name="P1" draw:layer="layout" draw:type="line" svg:x1="7.576cm" svg:y1="7.377cm" svg:x2="8.357cm" svg:y2="7.758cm" draw:end-shape="id2" draw:end-glue-point="0" svg:d="M7576 7377l781 381">
          <text:p/>
        </draw:connector>
        <draw:connector draw:style-name="gr2" draw:text-style-name="P1" draw:layer="layout" draw:type="line" svg:x1="10.854cm" svg:y1="7.377cm" svg:x2="9.71cm" svg:y2="7.759cm" draw:start-shape="id3" draw:start-glue-point="2" draw:end-shape="id4" draw:end-glue-point="0" svg:d="M10854 7377l-1144 382">
          <text:p/>
        </draw:connector>
        <draw:connector draw:style-name="gr2" draw:text-style-name="P1" draw:layer="layout" draw:type="line" svg:x1="10.854cm" svg:y1="7.377cm" svg:x2="11.223cm" svg:y2="7.759cm" draw:start-shape="id3" draw:start-glue-point="2" draw:end-shape="id5" draw:end-glue-point="0" svg:d="M10854 7377l369 382">
          <text:p/>
        </draw:connector>
        <draw:connector draw:style-name="gr2" draw:text-style-name="P1" draw:layer="layout" draw:type="line" svg:x1="9.165cm" svg:y1="6.561cm" svg:x2="8.338cm" svg:y2="7.059cm" draw:start-shape="id6" draw:start-glue-point="2" draw:end-shape="id7" draw:end-glue-point="1" svg:d="M9165 6561l-827 498">
          <text:p/>
        </draw:connector>
        <draw:connector draw:style-name="gr2" draw:text-style-name="P1" draw:layer="layout" draw:type="line" svg:x1="9.165cm" svg:y1="6.561cm" svg:x2="10.092cm" svg:y2="7.059cm" draw:start-shape="id6" draw:start-glue-point="2" draw:end-shape="id3" draw:end-glue-point="3" svg:d="M9165 6561l927 4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7T14:56:44.34</dc:date>
    <dc:creator>Loc Nguyen</dc:creator>
    <meta:editing-duration>PT3H59M18S</meta:editing-duration>
    <meta:editing-cycles>33</meta:editing-cycles>
    <meta:document-statistic meta:object-count="13"/>
  </office:meta>
</office:document-meta>
</file>